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81in"/>
    </style:style>
    <style:style style:name="co3" style:family="table-column">
      <style:table-column-properties fo:break-before="auto" style:column-width="1.6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8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Trials</text:p>
          </table:table-cell>
          <table:table-cell table:style-name="ce1" office:value-type="string" calcext:value-type="string">
            <text:p>Pre-planned</text:p>
          </table:table-cell>
          <table:table-cell table:style-name="ce1" office:value-type="string" calcext:value-type="string">
            <text:p>Avg. points per cluster</text:p>
          </table:table-cell>
          <table:table-cell table:style-name="ce1" office:value-type="string" calcext:value-type="string">
            <text:p>NBV</text:p>
          </table:table-cell>
          <table:table-cell table:style-name="ce1" office:value-type="string" calcext:value-type="string">
            <text:p>Avg. points per cluste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58" calcext:value-type="float">
            <text:p>8.5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.39" calcext:value-type="float">
            <text:p>8.3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2.79" calcext:value-type="float">
            <text:p>102.7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.58" calcext:value-type="float">
            <text:p>8.5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.6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.08" calcext:value-type="float">
            <text:p>11.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.46" calcext:value-type="float">
            <text:p>10.46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93.86" calcext:value-type="float">
            <text:p>93.8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.54" calcext:value-type="float">
            <text:p>9.5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.81" calcext:value-type="float">
            <text:p>9.8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.5909" calcext:value-type="float">
            <text:p>89.5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2:.B11])" office:value-type="float" office:value="27.3" calcext:value-type="float">
            <text:p>27.3</text:p>
          </table:table-cell>
          <table:table-cell table:style-name="ce1" table:formula="of:=AVERAGE([.C2:.C11])" office:value-type="float" office:value="9.604" calcext:value-type="float">
            <text:p>9.604</text:p>
          </table:table-cell>
          <table:table-cell table:style-name="ce1" table:formula="of:=AVERAGE([.D2:.D11])" office:value-type="float" office:value="21.6" calcext:value-type="float">
            <text:p>21.6</text:p>
          </table:table-cell>
          <table:table-cell table:style-name="ce1" table:formula="of:=AVERAGE([.E2:.E11])" office:value-type="float" office:value="91.33772" calcext:value-type="float">
            <text:p>91.3377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2" table:formula="of:=STDEV([.B2:.B11])" office:value-type="float" office:value="2.83039062871384" calcext:value-type="float">
            <text:p>2.8304</text:p>
          </table:table-cell>
          <table:table-cell table:style-name="ce2"/>
          <table:table-cell table:style-name="ce2" table:formula="of:=STDEV([.D2:.D11])" office:value-type="float" office:value="0.966091783079296" calcext:value-type="float">
            <text:p>0.966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inal_diamond_cleaned</text:p>
          </table:table-cell>
          <table:table-cell/>
          <table:table-cell office:value-type="string" calcext:value-type="string">
            <text:p>merge2nbv</text:p>
          </table:table-cell>
          <table:table-cell table:number-columns-repeated="1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6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6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6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6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6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6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6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6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6"/>
          <table:table-cell table:style-name="ce1" table:formula="of:=AVERAGE([.Q15:.Q24])" office:value-type="float" office:value="33.1" calcext:value-type="float">
            <text:p>33.1</text:p>
          </table:table-cell>
        </table:table-row>
        <table:table-row table:style-name="ro1">
          <table:table-cell table:number-columns-repeated="16"/>
          <table:table-cell table:style-name="ce2" table:formula="of:=STDEV([.Q15:.Q24])" office:value-type="float" office:value="5.425249610233" calcext:value-type="float">
            <text:p>5.425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regist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5:57:34.417062243</meta:creation-date>
    <dc:date>2026-03-27T00:42:26.836882597</dc:date>
    <meta:editing-duration>PT6H51M25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